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50-1100</text:p>
      <text:p text:style-name="P1"><text:a xlink:type="simple" xlink:href="https://www.fimfiction.net/story/94846/the-monster-we-made" text:style-name="Internet_20_link" text:visited-style-name="Visited_20_Internet_20_Link"><text:span text:style-name="T1">https://www.fimfiction.net/story/94846/the-monster-we-made</text:span></text:a></text:p>
      <text:p text:style-name="P1"/>
      <text:p text:style-name="P2">Wszyscy dobrze znamy i mniej lub bardziej lubimy postacie wchodzące w skład Mane 6. Z tej grupki bezsprzecznie największą karierę robi Twilight Sparkle – niewyobrażalnie utalentowany jednorożec, prywatna uczennica samej Celestii, bohaterka narodowa, w końcu księżniczka przyjaźni… a co gdyby ten deszcz zaszczytów i sukcesów zaledwie zwiększył jej apetyt? Gdyby zrodziło się w niej poczucie, że świat prawowicie powinien należeć do niej? Na te pytania odpowiada dwuczęściowa seria opowiadań, składająca się z „The monster we made” oraz „Memoirs in Ink and Blood”.</text:p>
      <text:p text:style-name="P2"/>
      <text:p text:style-name="P2">Pierwsze z wymienionych opowiadań jest dość proste. Twilight, coraz bardziej arogancka i pewna swojej potęgi, decyduje, że czas by wziąć pod swoje odpowiedzialne skrzydła całą Equestrię, a nie tylko drobny skrawek darowany jej przez Celestię. Bądź co bądź czyż nie jest najpotężniejszym z alicornów? Władczynią magii? Praktycznie całe opowiadanie – dziewięć rozdziałów, pomijając bonusowy – opowiada dość krótką historię, za to z kilku perspektyw. Ot, Twilight zabija Celestię, Cadance, pozostałe członkinie Mane 6. Dzięki możliwości obserwowania losów tego krótkiego wydarzenia z kilku perspektyw, począwszy od zabitej na samym początku władczyni słońca, a kończąc na samej Twilight, z rozdziału na rozdział poznajemy dodatkowy fragment historii. Nierzadko jest to zaledwie kilka minut, lecz choć po pewnym czasie czytanie rozdziałów poświęconych praktycznie temu samemu może zdawać się nużące, warto się przemóc i dojść do samego końca. Do tego pragnę dodać, że Pinkie Pie umiera ze stylem i godnością, jak prawdziwa bohaterka.</text:p>
      <text:p text:style-name="P2"/>
      <text:p text:style-name="P2">O ile „The monster we made” skupia się na jednym, konkretnym wydarzeniu, to już „Memoirs in Ink and Blood” mają o wiele więcej rozmachu. Pierwsza część serii to krótka historia o dość brutalnym zamachu stanu. Druga – to opis jego konsekwencji. To podejście pozwoliło też autorowi na dodanie większej ilości postaci, z których część nawet się powtarza, i (o zgrozo) jest w stanie przeżyć rozdział, w którym debiutują. Dostajemy tu dzięki temu całkiem spory przegląd postaci znanych z serialu – Blueblood, Shining Armor, Trixie, Discord… na nudę nie można narzekać, a każdy z kucyków i nie-kucyków, z którymi mamy do czynienia, jest bardzo dobrze oddany. Może pewnym wyjątkiem jest tylko Blueblood, którego pierwsze spotkanie z odrobinę odmienioną Twilight Sparkle skończyło się w sposób, który na chwilkę zaburzył moją immersję w świat opowiadania. </text:p>
      <text:p text:style-name="P2"/>
      <text:p text:style-name="P2">Główną bohaterką jednak pozostaje przez cały czas nowa, szalona bogini – Twilight Sparkle, rozpuszczona niegdyś przez Celestię, ze światem poddającym się jej woli i wciąż pożądająca więcej wiedzy oraz potęgi. Została przedstawiona w sposób autentycznie przerażający – bądź co bądź całość zaczyna się od rzezi, której dokonuje na swoich przyjaciółkach, a potem robi się tylko gorzej. Dzięki możliwości obserwowania jej siły, manipulacji oraz tyranii z wielu perspektyw (łącznie z jej własną) czytelnik może w pełni docenić pełną grozę sytuacji w której znajduje się Equestria. Cóż może być straszniejszego od amoralnej, samozwańczej bogini, która jest święcie przekonana, że jest najmądrzejsza na świecie i jej rządy przyniosą światu same dobro?</text:p>
      <text:p text:style-name="P2"/>
      <text:p text:style-name="P2">Bardzo ciekawym zabiegiem jest samoograniczanie się autora jeśli chodzi o budowę rozdziałów. Większość z nich ma idealnie 1000 słów. Te pisane z perspektywy określonych postaci – na przykład Discorda czy samej Twilight – są bardziej rozbudowane, ale również <text:soft-page-break/>mają określoną długość (sama tyranka w pierwszej części ma możliwość chełpienia się w dodatkowym tysiącu słów, a u Discorda liczba ta jest zmienna). Po pierwsze, sprawia to, że kolejne rozdziały czyta się szybko i sprawnie, a całość jest napisana w zwięzły sposób. Po drugie, oznacza, że autora nie było stać na szafowanie znakami – każda literka pełni tu określoną rolę. Styl jest nienaganny, elegancki i odpowiadający powadze sytuacji. Każda z postaci, z punktu widzenia których śledzimy rozwój tej tragicznej historii, myśli i wypowiada się w inny sposób, dzięki czemu łatwiej rozpoznać o kim traktuje dany rozdział oraz zrozumieć ich charaktery i decyzje.</text:p>
      <text:p text:style-name="P2"/>
      <text:p text:style-name="P2">Dzięki oryginalnemu pomysłowi, bardzo dobrze oddanym postaciom, szybkim i świetnie napisanym rozdziałom całość czyta się z wyraźną przyjemnością. Nie można nawet narzekać na zbytnie przesycenie świata mrokiem – zawsze bowiem kryje się w nim światełko nadziei. Z kolei dzięki temu, że autor wyraźnie pokazał (choćby przez dokonanie „na dzień dobry” rzezi Mane 6), że nie zamierza się cackać ze swoim światem, przy czytaniu czuć napięcie – czy ta nadzieja, którą nam przed chwilą pomachał pisarz, nie jest tylko pułapką, i nie zakończy się bólem i cierpieniem. </text:p>
      <text:p text:style-name="P2"/>
      <text:p text:style-name="P2">Świat przedstawiony jest ciekawy i pozostawia sporo miejsca na dalszy rozwój. Niestety, na razie nie zapowiada się na to, by autor miał zamiar przeistoczyć ten krótki cykl w trylogię, choć niewątpliwie prezentacja świata zmagającego się z efektami działań Twilight oraz losów postaci, które miały z nią kontakt byłaby bardzo interesująca. </text:p>
      <text:p text:style-name="P2"/>
      <text:p text:style-name="P2">Polecam opowiadania z całego serca każdej osobie, która lubi czasem poczytać coś mroczniejszego i brutalniejszego, ale przy tym – mimo dramatycznej otoczki i sporej ilości trupów zaśmiecających opowiadanie – twardo trzymającego się realiów i ducha serialu. Po prostu zostały one udoroślone i sprowadzone do logicznego ekstremum. Corah Il Capo, autor tych dwóch dzieł, wydaje się być całkiem obiecującym pisarzem, i tym smutniejsze jest w związku z tym to, że ma na koncie zaledwie pięć opowiadań, z czego jedno jest niedokończone a drugie anulowane, i nie wygląda na to by chwytał za klawiaturę od 2016 roku. W związku z tym można mieć wyłącznie nadzieję, że poczuje jeszcze kiedyś przypływ weny twórczej – a w tym czasie można się zająć poczytaniem tego, co już opublikował. </text:p>
      <text:p text:style-name="P2"/>
      <text:p text:style-name="P2"><text:a xlink:type="simple" xlink:href="https://derpibooru.org/149269?q=twilight+sparkle%2C+dark+magic" text:style-name="Internet_20_link" text:visited-style-name="Visited_20_Internet_20_Link"><text:span text:style-name="T1">https://derpibooru.org/149269?q=twilight+sparkle%2C+dark+magic</text:span></text:a> – na top?</text:p>
      <text:p text:style-name="P2"><text:a xlink:type="simple" xlink:href="https://derpibooru.org/1487211?q=twilight+sparkle%2C+dark+magic" text:style-name="Internet_20_link" text:visited-style-name="Visited_20_Internet_20_Link"><text:span text:style-name="T1">https://derpibooru.org/1487211?q=twilight+sparkle%2C+dark+magic</text:span></text:a> </text:p>
      <text:p text:style-name="P2"><text:a xlink:type="simple" xlink:href="https://derpibooru.org/1384439?q=twilight+sparkle%2C+dark+magic" text:style-name="Internet_20_link" text:visited-style-name="Visited_20_Internet_20_Link"><text:span text:style-name="T1">https://derpibooru.org/1384439?q=twilight+sparkle%2C+dark+magic</text:span></text:a> </text:p>
      <text:p text:style-name="P2"><text:a xlink:type="simple" xlink:href="https://derpibooru.org/1276330?q=twilight+sparkle%2C+dark+magic" text:style-name="Internet_20_link" text:visited-style-name="Visited_20_Internet_20_Link"><text:span text:style-name="T1">https://derpibooru.org/1276330?q=twilight+sparkle%2C+dark+magic</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7T23:44:06.444000000</dc:date>
    <meta:editing-duration>PT9H12M10S</meta:editing-duration>
    <meta:editing-cycles>1</meta:editing-cycles>
    <meta:document-statistic meta:table-count="0" meta:image-count="0" meta:object-count="0" meta:page-count="2" meta:paragraph-count="14" meta:word-count="862" meta:character-count="6105" meta:non-whitespace-character-count="5234"/>
  </office:meta>
</office:document-meta>
</file>